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in" fo:margin-bottom="0.1965in" fo:text-align="center" style:justify-single-word="false"/>
    </style:style>
    <style:style style:name="P2" style:family="paragraph" style:parent-style-name="Standard">
      <style:paragraph-properties fo:margin-top="0in" fo:margin-bottom="0.1965in" fo:text-align="start" style:justify-single-word="false"/>
    </style:style>
    <style:style style:name="P3" style:family="paragraph" style:parent-style-name="Text_20_body">
      <style:paragraph-properties fo:margin-top="0in" fo:margin-bottom="0in" fo:text-align="center" style:justify-single-word="false"/>
    </style:style>
    <style:style style:name="P4" style:family="paragraph" style:parent-style-name="Text_20_body">
      <style:paragraph-properties fo:margin-top="0in" fo:margin-bottom="0in" fo:line-height="200%" fo:text-align="start" style:justify-single-word="false"/>
      <style:text-properties fo:font-variant="normal" fo:text-transform="none" fo:font-style="normal"/>
    </style:style>
    <style:style style:name="P5" style:family="paragraph" style:parent-style-name="Footnote">
      <style:paragraph-properties fo:margin-top="0in" fo:margin-bottom="0.1965in"/>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 Bolton – CSF Spring Seminar, Week 3 – essay on ch. 1 of <text:span text:style-name="T2">Ethics and Technology</text:span></text:p>
      <text:p text:style-name="P2"><text:span text:style-name="T3"/></text:p>
      <text:p text:style-name="P1">Does Technology Have Built-in Values? </text:p>
      <text:p text:style-name="P3"/>
      <text:p text:style-name="P4"><text:tab/>Tavani claims that “all technologies, and by implication, computer technology, have embedded values and biases.” Using the technology of guns to support this claim, he cites the opinion of another ethicist: “the mere presence of a gun in a particular situation raises the level of violence.”<text:note text:id="ftn0" text:note-class="footnote"><text:note-citation>1</text:note-citation><text:note-body><text:p text:style-name="P5">1.5.1</text:p></text:note-body></text:note> Function, for Tavani, seems to define a technology's embedded normative value: the handgun's function being the destruction of human life leads to its built-in values. At an earlier point in the chapter, Tavani lays out the difference between descriptive and normative ways of talking about things. Using this split as a guide, it would seem as if an object's function is a normative statement rather than a descriptive one. In other words, the function of a gun to kill is a prescriptive statement that we <text:span text:style-name="T1">ought </text:span>to kill something. I do not think this is the case.</text:p>
      <text:p text:style-name="P4"><text:tab/>I would argue that the function of an object doesn't tell people to do anything. Tavani's claim would imply that if you went out walking in the woods and came across a random shovel, then it would put some desire in you to start digging holes. However, in reality, none of us dig holes simply because we're inspired by the function of a shovel. We dig holes, usually, because we have some need for a hole. The desire is already in us and the tool only actualizes that desire more efficiently.</text:p>
      <text:p text:style-name="P4"><text:tab/>It may be the case that certain tools themselves, due to a high amount of novelty for being new or unusual, will put the desire in us to try out the tool, but that is not nearly the same as the tool actually suggesting new moral values to us. We all have <text:span text:style-name="T1">a priori</text:span> moral principles within us before we encounter any tool. </text:p>
      <text:p text:style-name="P4"><text:tab/>If a tool's function suggests no changes in our morality, then, returning to Tavani's original example, the presence of guns neither causes any increased desire in us to kill nor any change in our <text:soft-page-break/>ethical attitudes towards killing. It's possible that guns may “raise the level of violence,” but only in the sense that they are making more efficient the murderous desires that are already present within someone.</text:p>
      <text:section text:style-name="Sect1" text:name="sdfootnote1">
        <text:p text:style-name="P5"/>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11T14:47:28</meta:creation-date>
    <dc:date>2010-04-11T14:50:43</dc:date>
    <meta:editing-duration>PT00H03M15S</meta:editing-duration>
    <meta:editing-cycles>3</meta:editing-cycles>
    <meta:generator>OpenOffice.org/3.2$Linux OpenOffice.org_project/320m12$Build-9483</meta:generator>
    <meta:document-statistic meta:table-count="0" meta:image-count="0" meta:object-count="0" meta:page-count="2" meta:paragraph-count="7" meta:word-count="392" meta:character-count="2207"/>
  </office:meta>
</office:document-meta>
</file>